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5.69cm" svg:y="5.44c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 cou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5:09:23.336479198</meta:creation-date>
    <dc:date>2024-01-15T15:50:20.993708846</dc:date>
    <meta:editing-duration>PT20M47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Sheet1.A1:Sheet1.B7" chart:data-source-has-labels="row" svg:x="0.32cm" svg:y="0.18cm" svg:width="12.693cm" svg:height="8.64cm">
          <chart:coordinate-region svg:x="0.941cm" svg:y="0.379cm" svg:width="11.7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 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A2:Sheet1.A7</svg:desc>
                </draw:g>
              </table:table-cell>
              <table:table-cell office:value-type="float" office:value="9">
                <text:p>9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